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3b90a" officeooo:paragraph-rsid="0003b90a"/>
    </style:style>
    <style:style style:name="P2" style:family="paragraph" style:parent-style-name="Standard">
      <style:text-properties officeooo:rsid="0004de8f" officeooo:paragraph-rsid="0004de8f"/>
    </style:style>
    <style:style style:name="P3" style:family="paragraph" style:parent-style-name="Standard">
      <style:text-properties officeooo:paragraph-rsid="0005a53c"/>
    </style:style>
    <style:style style:name="P4" style:family="paragraph" style:parent-style-name="Standard">
      <style:text-properties officeooo:rsid="0005a53c" officeooo:paragraph-rsid="0005a53c"/>
    </style:style>
    <style:style style:name="P5" style:family="paragraph" style:parent-style-name="Standard">
      <style:text-properties officeooo:rsid="000781f7" officeooo:paragraph-rsid="000781f7"/>
    </style:style>
    <style:style style:name="P6" style:family="paragraph" style:parent-style-name="Standard">
      <style:text-properties officeooo:rsid="00090f8b" officeooo:paragraph-rsid="00090f8b"/>
    </style:style>
    <style:style style:name="P7" style:family="paragraph" style:parent-style-name="Standard">
      <style:text-properties officeooo:rsid="000a20d3" officeooo:paragraph-rsid="000a20d3"/>
    </style:style>
    <style:style style:name="P8" style:family="paragraph" style:parent-style-name="Standard">
      <style:text-properties officeooo:rsid="000a20d3" officeooo:paragraph-rsid="000acc45"/>
    </style:style>
    <style:style style:name="P9" style:family="paragraph" style:parent-style-name="Standard">
      <style:text-properties officeooo:rsid="0004de8f" officeooo:paragraph-rsid="000acc45"/>
    </style:style>
    <style:style style:name="T1" style:family="text">
      <style:text-properties officeooo:rsid="0005a53c"/>
    </style:style>
    <style:style style:name="T2" style:family="text">
      <style:text-properties officeooo:rsid="000781f7"/>
    </style:style>
    <style:style style:name="T3" style:family="text">
      <style:text-properties officeooo:rsid="000ac124"/>
    </style:style>
    <style:style style:name="T4" style:family="text">
      <style:text-properties officeooo:rsid="000acc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buter avec Zend Framework 2 et Doctrine 2.</text:p>
      <text:p text:style-name="P1"/>
      <text:p text:style-name="P4">@todo : intro générale</text:p>
      <text:p text:style-name="P1"/>
      <text:p text:style-name="P1">Zend Framework 2 (ZF2 pour les intimes) :</text:p>
      <text:p text:style-name="P1"/>
      <text:p text:style-name="P4">@todo : intro ZF2 enrichi</text:p>
      <text:p text:style-name="P4"/>
      <text:p text:style-name="P2">Débuter avec le framework :</text:p>
      <text:p text:style-name="P2"/>
      <text:p text:style-name="P4">Cette partie du tutoriel à pour objectif de vous donner les bases nécessaires à l'utilisation du Zend Framework dans sa version 2.</text:p>
      <text:p text:style-name="P4">Cette partie du tutoriel ce déroulera en créant une application basé sur une petite base de données et exploitant le patron de conception Modèle-Vue-Contrôleur (Model-View-Controller).</text:p>
      <text:p text:style-name="P3"><text:span text:style-name="T1">Cette partie du tutoriel est dérivé du tutoriel officiel en anglais de Zend Framework intitulé « Getting Started with Zend Framework 2 ». </text:span><text:span text:style-name="T2">lien 3</text:span></text:p>
      <text:p text:style-name="P5">Certains élément ont étés ajoutés par rapport au tutoriel original et enrichissent l'utilisation du Zend Framework d'après mon expérience de son utilisation.</text:p>
      <text:p text:style-name="P5"/>
      <text:p text:style-name="P6">Pré-requis :</text:p>
      <text:p text:style-name="P6"/>
      <text:p text:style-name="P6">Ce tutoriel présume que vous avez une installation fonctionnelle d'Apache, de Mysql et de Php dans sa version 5.3.3 ou supérieure.</text:p>
      <text:p text:style-name="P6">Votre installation d'Apache doit avoir le module « rewrite » actif et fonctionnel et que le serveur Apache est configuré pour accepter les fichiers de type « .htaccess ».</text:p>
      <text:p text:style-name="P6"/>
      <text:p text:style-name="P7">Vous trouverez un modèle de configuration apache sur no<text:span text:style-name="T3">s</text:span> dépôt<text:span text:style-name="T3">s</text:span> git/github. Liens <text:span text:style-name="T3">7,8,9</text:span></text:p>
      <text:p text:style-name="P6"/>
      <text:p text:style-name="P7">Alter<text:span text:style-name="T3">nativement, si vous utilisez PHP 5.4 vous pouvez vous passer d'Apache et de configuration d'hôte virtuel en utilisant la nouvelle fonctionnalité de PHP qui propose un serveur embarqué pour développement. Lien 10</text:span></text:p>
      <text:p text:style-name="P8"><text:span text:style-name="T4">Une section de ce tutoriel est spécifiquement consacrée à cette méthode de travail.</text:span></text:p>
      <text:p text:style-name="P8"><text:span text:style-name="T4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y Franck</meta:initial-creator>
    <meta:creation-date>2013-04-10T09:30:56</meta:creation-date>
    <meta:generator>LibreOffice/3.6$Linux_X86_64 LibreOffice_project/360m1$Build-2</meta:generator>
    <dc:date>2013-04-11T10:21:54</dc:date>
    <dc:creator>Huby Franck</dc:creator>
    <meta:editing-duration>PT25M56S</meta:editing-duration>
    <meta:editing-cycles>9</meta:editing-cycles>
    <meta:document-statistic meta:table-count="0" meta:image-count="0" meta:object-count="0" meta:page-count="1" meta:paragraph-count="15" meta:word-count="234" meta:character-count="1472" meta:non-whitespace-character-count="1253"/>
  </office:meta>
</office:document-meta>
</file>